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P1" style:family="paragraph" style:parent-style-name="Standard">
      <style:text-properties officeooo:rsid="0010c6f6" officeooo:paragraph-rsid="0010c6f6"/>
    </style:style>
    <style:style style:name="P2" style:family="paragraph" style:parent-style-name="Standard">
      <style:paragraph-properties fo:text-align="center" style:justify-single-word="false"/>
      <style:text-properties style:font-name="Liberation Sans" fo:font-size="16pt" fo:font-style="italic" style:text-underline-style="none" fo:font-weight="normal" officeooo:paragraph-rsid="001227d9" style:font-size-asian="16pt" style:font-style-asian="italic" style:font-weight-asian="normal" style:font-size-complex="16pt" style:font-style-complex="italic" style:font-weight-complex="normal"/>
    </style:style>
    <style:style style:name="P3" style:family="paragraph" style:parent-style-name="Standard">
      <style:text-properties style:font-name="Liberation Sans" fo:font-size="16pt" fo:font-style="italic" style:text-underline-style="none" fo:font-weight="bold" officeooo:rsid="001a6f16" officeooo:paragraph-rsid="001a6f16" style:font-size-asian="16pt" style:font-style-asian="italic" style:font-weight-asian="bold" style:font-size-complex="16pt" style:font-style-complex="italic" style:font-weight-complex="bold"/>
    </style:style>
    <style:style style:name="P4" style:family="paragraph" style:parent-style-name="Standard">
      <style:text-properties style:font-name="Liberation Sans" fo:font-size="16pt" fo:font-style="italic" fo:font-weight="bold" officeooo:rsid="002ca646" officeooo:paragraph-rsid="002ca646" style:font-size-asian="16pt" style:font-style-asian="italic" style:font-weight-asian="bold" style:font-size-complex="16pt" style:font-style-complex="italic" style:font-weight-complex="bold"/>
    </style:style>
    <style:style style:name="P5" style:family="paragraph" style:parent-style-name="Standard">
      <style:text-properties style:font-name="Liberation Sans" fo:font-size="16pt" fo:font-style="italic" fo:font-weight="bold" officeooo:rsid="002ca646" officeooo:paragraph-rsid="003b0ec0" style:font-size-asian="16pt" style:font-style-asian="italic" style:font-weight-asian="bold" style:font-size-complex="16pt" style:font-style-complex="italic" style:font-weight-complex="bold"/>
    </style:style>
    <style:style style:name="P6" style:family="paragraph" style:parent-style-name="Standard">
      <style:text-properties style:font-name="Liberation Sans" fo:font-size="16pt" fo:font-style="italic" fo:font-weight="bold" officeooo:rsid="00145678" officeooo:paragraph-rsid="00145678" style:font-size-asian="16pt" style:font-style-asian="italic" style:font-weight-asian="bold" style:font-size-complex="16pt" style:font-style-complex="italic" style:font-weight-complex="bold"/>
    </style:style>
    <style:style style:name="P7" style:family="paragraph" style:parent-style-name="Standard">
      <style:text-properties style:font-name="Liberation Sans" fo:font-size="16pt" fo:font-style="normal" officeooo:rsid="00199797" officeooo:paragraph-rsid="00169ed3" style:font-size-asian="16pt" style:font-style-asian="normal" style:font-size-complex="16pt" style:font-style-complex="normal"/>
    </style:style>
    <style:style style:name="P8" style:family="paragraph" style:parent-style-name="Standard">
      <style:text-properties style:font-name="Liberation Sans" fo:font-size="16pt" fo:font-style="normal" officeooo:rsid="001a6f16" officeooo:paragraph-rsid="001a6f16" style:font-size-asian="16pt" style:font-style-asian="normal" style:font-size-complex="16pt" style:font-style-complex="normal"/>
    </style:style>
    <style:style style:name="P9" style:family="paragraph" style:parent-style-name="Standard">
      <style:text-properties style:font-name="Liberation Sans" fo:font-size="16pt" fo:font-style="normal" officeooo:rsid="0010c6f6" officeooo:paragraph-rsid="0010c6f6" style:font-size-asian="16pt" style:font-style-asian="normal" style:font-size-complex="16pt" style:font-style-complex="normal"/>
    </style:style>
    <style:style style:name="P10" style:family="paragraph" style:parent-style-name="Standard">
      <style:text-properties style:font-name="Liberation Sans" fo:font-size="14pt" fo:font-style="normal" officeooo:paragraph-rsid="001453e1" style:font-size-asian="14pt" style:font-style-asian="normal" style:font-size-complex="14pt" style:font-style-complex="normal"/>
    </style:style>
    <style:style style:name="P11" style:family="paragraph" style:parent-style-name="Standard">
      <style:text-properties style:font-name="Liberation Sans" fo:font-size="14pt" fo:font-style="normal" fo:font-weight="normal" officeooo:rsid="002bbfff" officeooo:paragraph-rsid="002ab900" style:font-size-asian="14pt" style:font-style-asian="normal" style:font-weight-asian="normal" style:font-size-complex="14pt" style:font-style-complex="normal" style:font-weight-complex="normal"/>
    </style:style>
    <style:style style:name="P12" style:family="paragraph" style:parent-style-name="Standard">
      <style:text-properties style:font-name="Liberation Sans" fo:font-size="15pt" fo:font-style="normal" fo:font-weight="normal" officeooo:rsid="002ca646" officeooo:paragraph-rsid="002ca646" style:font-size-asian="15pt" style:font-style-asian="normal" style:font-weight-asian="normal" style:font-size-complex="15pt" style:font-style-complex="normal" style:font-weight-complex="normal"/>
    </style:style>
    <style:style style:name="P13" style:family="paragraph" style:parent-style-name="Standard">
      <style:text-properties style:font-name="Liberation Sans" fo:font-size="12pt" officeooo:rsid="001453e1" officeooo:paragraph-rsid="001453e1" style:font-size-asian="12pt" style:font-size-complex="12pt"/>
    </style:style>
    <style:style style:name="P14" style:family="paragraph" style:parent-style-name="Standard">
      <style:text-properties style:font-name="Liberation Sans" fo:font-size="12pt" officeooo:rsid="00145678" officeooo:paragraph-rsid="00159292" style:font-size-asian="12pt" style:font-size-complex="12pt"/>
    </style:style>
    <style:style style:name="P15" style:family="paragraph" style:parent-style-name="Standard">
      <style:text-properties style:font-name="Liberation Sans" fo:font-size="12pt" officeooo:rsid="00169ed3" officeooo:paragraph-rsid="00169ed3" style:font-size-asian="12pt" style:font-size-complex="12pt"/>
    </style:style>
    <style:style style:name="P16" style:family="paragraph" style:parent-style-name="Standard">
      <style:text-properties style:font-name="Liberation Sans" fo:font-size="12pt" officeooo:rsid="001a87eb" officeooo:paragraph-rsid="001a87eb" style:font-size-asian="12pt" style:font-size-complex="12pt"/>
    </style:style>
    <style:style style:name="P17" style:family="paragraph" style:parent-style-name="Standard">
      <style:text-properties style:font-name="Liberation Sans" fo:font-size="12pt" officeooo:rsid="00211008" officeooo:paragraph-rsid="00211008" style:font-size-asian="12pt" style:font-size-complex="12pt"/>
    </style:style>
    <style:style style:name="P18" style:family="paragraph" style:parent-style-name="Standard">
      <style:text-properties style:font-name="Liberation Sans" fo:font-size="12pt" officeooo:rsid="001c72cd" officeooo:paragraph-rsid="00225b02" style:font-size-asian="12pt" style:font-size-complex="12pt"/>
    </style:style>
    <style:style style:name="P19" style:family="paragraph" style:parent-style-name="Standard">
      <style:text-properties style:font-name="Liberation Sans" fo:font-size="12pt" officeooo:rsid="002ab900" officeooo:paragraph-rsid="002ab900" style:font-size-asian="12pt" style:font-size-complex="12pt"/>
    </style:style>
    <style:style style:name="P20" style:family="paragraph" style:parent-style-name="Standard">
      <style:text-properties style:font-name="Liberation Sans" fo:font-size="12pt" fo:font-style="normal" officeooo:rsid="00145678" officeooo:paragraph-rsid="001453e1" style:font-size-asian="12pt" style:font-style-asian="normal" style:font-size-complex="12pt" style:font-style-complex="normal"/>
    </style:style>
    <style:style style:name="P21" style:family="paragraph" style:parent-style-name="Standard">
      <style:text-properties style:font-name="Liberation Sans" fo:font-size="12pt" fo:font-style="normal" officeooo:rsid="00169ed3" officeooo:paragraph-rsid="00159292" style:font-size-asian="12pt" style:font-style-asian="normal" style:font-size-complex="12pt" style:font-style-complex="normal"/>
    </style:style>
    <style:style style:name="P22" style:family="paragraph" style:parent-style-name="Standard">
      <style:text-properties style:font-name="Liberation Sans" fo:font-size="12pt" fo:font-style="normal" officeooo:rsid="00199797" officeooo:paragraph-rsid="00169ed3" style:font-size-asian="12pt" style:font-style-asian="normal" style:font-size-complex="12pt" style:font-style-complex="normal"/>
    </style:style>
    <style:style style:name="P23" style:family="paragraph" style:parent-style-name="Standard">
      <style:text-properties style:font-name="Liberation Sans" fo:font-size="12pt" fo:font-style="normal" officeooo:rsid="001debb6" officeooo:paragraph-rsid="001debb6" style:font-size-asian="12pt" style:font-style-asian="normal" style:font-size-complex="12pt" style:font-style-complex="normal"/>
    </style:style>
    <style:style style:name="P24" style:family="paragraph" style:parent-style-name="Standard">
      <style:text-properties style:font-name="Liberation Sans" fo:font-size="12pt" fo:font-style="normal" officeooo:rsid="001debb6" officeooo:paragraph-rsid="00225b02" style:font-size-asian="12pt" style:font-style-asian="normal" style:font-size-complex="12pt" style:font-style-complex="normal"/>
    </style:style>
    <style:style style:name="P25" style:family="paragraph" style:parent-style-name="Standard">
      <style:text-properties style:font-name="Liberation Sans" fo:font-size="12pt" fo:font-style="normal" fo:font-weight="normal" officeooo:rsid="0029756b" officeooo:paragraph-rsid="00225b02" style:font-size-asian="12pt" style:font-style-asian="normal" style:font-weight-asian="normal" style:font-size-complex="12pt" style:font-style-complex="normal" style:font-weight-complex="normal"/>
    </style:style>
    <style:style style:name="P26" style:family="paragraph" style:parent-style-name="Standard">
      <style:text-properties style:font-name="Liberation Sans" fo:font-size="12pt" fo:font-style="normal" fo:font-weight="normal" officeooo:rsid="002ab900" officeooo:paragraph-rsid="002ab900" style:font-size-asian="12pt" style:font-style-asian="normal" style:font-weight-asian="normal" style:font-size-complex="12pt" style:font-style-complex="normal" style:font-weight-complex="normal"/>
    </style:style>
    <style:style style:name="P27" style:family="paragraph" style:parent-style-name="Standard">
      <style:text-properties style:font-name="Liberation Sans" fo:font-size="12pt" fo:font-style="normal" fo:font-weight="normal" officeooo:rsid="002bbfff" officeooo:paragraph-rsid="002ab900" style:font-size-asian="12pt" style:font-style-asian="normal" style:font-weight-asian="normal" style:font-size-complex="12pt" style:font-style-complex="normal" style:font-weight-complex="normal"/>
    </style:style>
    <style:style style:name="P28" style:family="paragraph" style:parent-style-name="Standard">
      <style:text-properties style:font-name="Liberation Sans" fo:font-size="12pt" fo:font-style="normal" fo:font-weight="normal" officeooo:rsid="002f25f0" officeooo:paragraph-rsid="002f25f0" style:font-size-asian="12pt" style:font-style-asian="normal" style:font-weight-asian="normal" style:font-size-complex="12pt" style:font-style-complex="normal" style:font-weight-complex="normal"/>
    </style:style>
    <style:style style:name="P29" style:family="paragraph" style:parent-style-name="Standard">
      <style:text-properties style:font-name="Liberation Sans" fo:font-size="12pt" fo:font-style="normal" fo:font-weight="normal" officeooo:rsid="00303f7a" officeooo:paragraph-rsid="00388338" style:font-size-asian="12pt" style:font-style-asian="normal" style:font-weight-asian="normal" style:font-size-complex="12pt" style:font-style-complex="normal" style:font-weight-complex="normal"/>
    </style:style>
    <style:style style:name="P30" style:family="paragraph" style:parent-style-name="Standard">
      <style:text-properties style:font-name="Liberation Sans" fo:font-size="12pt" fo:font-style="normal" fo:font-weight="normal" officeooo:rsid="00378fe2" officeooo:paragraph-rsid="00378fe2" style:font-size-asian="12pt" style:font-style-asian="normal" style:font-weight-asian="normal" style:font-size-complex="12pt" style:font-style-complex="normal" style:font-weight-complex="normal"/>
    </style:style>
    <style:style style:name="P31" style:family="paragraph" style:parent-style-name="Standard">
      <style:text-properties style:font-name="Liberation Sans" fo:font-size="12pt" fo:font-style="normal" fo:font-weight="normal" officeooo:rsid="00378fe2" officeooo:paragraph-rsid="00476762" style:font-size-asian="12pt" style:font-style-asian="normal" style:font-weight-asian="normal" style:font-size-complex="12pt" style:font-style-complex="normal" style:font-weight-complex="normal"/>
    </style:style>
    <style:style style:name="P32" style:family="paragraph" style:parent-style-name="Standard">
      <style:text-properties style:font-name="Liberation Sans" fo:font-size="12pt" fo:font-style="normal" fo:font-weight="normal" officeooo:rsid="0049ce83" officeooo:paragraph-rsid="0049ce83" style:font-size-asian="12pt" style:font-style-asian="normal" style:font-weight-asian="normal" style:font-size-complex="12pt" style:font-style-complex="normal" style:font-weight-complex="normal"/>
    </style:style>
    <style:style style:name="P33" style:family="paragraph" style:parent-style-name="Standard">
      <style:text-properties fo:font-size="16pt" officeooo:rsid="0010c6f6" officeooo:paragraph-rsid="0010c6f6" style:font-size-asian="16pt" style:font-size-complex="16pt"/>
    </style:style>
    <style:style style:name="P34" style:family="paragraph" style:parent-style-name="Standard">
      <style:paragraph-properties fo:text-align="center" style:justify-single-word="false"/>
      <style:text-properties fo:font-size="16pt" officeooo:rsid="0010c6f6" officeooo:paragraph-rsid="0010c6f6" style:font-size-asian="16pt" style:font-size-complex="16pt"/>
    </style:style>
    <style:style style:name="P35" style:family="paragraph" style:parent-style-name="Standard">
      <style:paragraph-properties fo:text-align="center" style:justify-single-word="false"/>
      <style:text-properties fo:font-size="16pt" officeooo:rsid="001227d9" officeooo:paragraph-rsid="001227d9" style:font-size-asian="16pt" style:font-size-complex="16pt"/>
    </style:style>
    <style:style style:name="P36" style:family="paragraph" style:parent-style-name="Standard">
      <style:paragraph-properties fo:text-align="start" style:justify-single-word="false"/>
      <style:text-properties fo:font-size="16pt" officeooo:rsid="001227d9" officeooo:paragraph-rsid="001227d9" style:font-size-asian="16pt" style:font-size-complex="16pt"/>
    </style:style>
    <style:style style:name="P37" style:family="paragraph" style:parent-style-name="Standard">
      <style:text-properties officeooo:paragraph-rsid="001227d9"/>
    </style:style>
    <style:style style:name="P38" style:family="paragraph" style:parent-style-name="Standard">
      <style:text-properties fo:font-style="normal" officeooo:rsid="0010c6f6" officeooo:paragraph-rsid="0010c6f6" style:font-style-asian="normal" style:font-style-complex="normal"/>
    </style:style>
    <style:style style:name="P39" style:family="paragraph" style:parent-style-name="Standard">
      <style:text-properties style:font-name="Liberation Sans" fo:font-size="12pt" fo:font-style="italic" fo:font-weight="normal" officeooo:rsid="004187f7" officeooo:paragraph-rsid="00476762" style:font-size-asian="12pt" style:font-style-asian="italic" style:font-weight-asian="normal" style:font-size-complex="12pt" style:font-style-complex="italic" style:font-weight-complex="normal"/>
    </style:style>
    <style:style style:name="P40" style:family="paragraph" style:parent-style-name="Standard">
      <style:text-properties officeooo:paragraph-rsid="0049ce83"/>
    </style:style>
    <style:style style:name="P41" style:family="paragraph" style:parent-style-name="Standard">
      <style:text-properties style:font-name="Liberation Sans" officeooo:paragraph-rsid="0050a521"/>
    </style:style>
    <style:style style:name="P42" style:family="paragraph" style:parent-style-name="Standard">
      <style:text-properties style:font-name="Liberation Sans" fo:font-size="12pt" fo:font-style="normal" fo:font-weight="normal" officeooo:rsid="0049ce83" officeooo:paragraph-rsid="0050a521"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ext-properties fo:font-size="16pt" officeooo:rsid="0010c6f6" officeooo:paragraph-rsid="0010c6f6" style:font-size-asian="16pt" style:font-size-complex="16pt"/>
    </style:style>
    <style:style style:name="T1" style:family="text">
      <style:text-properties officeooo:rsid="001227d9"/>
    </style:style>
    <style:style style:name="T2" style:family="text">
      <style:text-properties style:font-name="sans-serif"/>
    </style:style>
    <style:style style:name="T3" style:family="text">
      <style:text-properties style:font-name="sans-serif" fo:font-size="10.5pt"/>
    </style:style>
    <style:style style:name="T4" style:family="text">
      <style:text-properties style:font-name="sans-serif" fo:font-size="10.5pt" fo:font-style="italic" style:font-style-asian="italic" style:font-style-complex="italic"/>
    </style:style>
    <style:style style:name="T5" style:family="text">
      <style:text-properties style:font-name="sans-serif" fo:font-size="10.5pt" officeooo:rsid="004e96ee"/>
    </style:style>
    <style:style style:name="T6" style:family="text">
      <style:text-properties style:font-name="sans-serif" fo:font-size="10.5pt" officeooo:rsid="004f403e"/>
    </style:style>
    <style:style style:name="T7" style:family="text">
      <style:text-properties style:font-name="sans-serif" fo:font-size="10.5pt" officeooo:rsid="00550538"/>
    </style:style>
    <style:style style:name="T8" style:family="text">
      <style:text-properties style:font-name="sans-serif" officeooo:rsid="004ce4e4"/>
    </style:style>
    <style:style style:name="T9" style:family="text">
      <style:text-properties style:font-name="sans-serif" fo:font-size="12pt" fo:font-style="normal" fo:font-weight="normal" officeooo:rsid="004ce4e4" style:font-size-asian="12pt" style:font-style-asian="normal" style:font-weight-asian="normal" style:font-size-complex="12pt" style:font-style-complex="normal" style:font-weight-complex="normal"/>
    </style:style>
    <style:style style:name="T10" style:family="text">
      <style:text-properties style:font-name="sans-serif" fo:font-size="12pt" fo:font-style="normal" fo:font-weight="normal" officeooo:rsid="0049ce83" style:font-size-asian="12pt" style:font-style-asian="normal" style:font-weight-asian="normal" style:font-size-complex="12pt" style:font-style-complex="normal" style:font-weight-complex="normal"/>
    </style:style>
    <style:style style:name="T11" style:family="text">
      <style:text-properties officeooo:rsid="00124dec"/>
    </style:style>
    <style:style style:name="T12" style:family="text">
      <style:text-properties fo:font-style="italic" style:font-style-asian="italic" style:font-style-complex="italic"/>
    </style:style>
    <style:style style:name="T13" style:family="text">
      <style:text-properties fo:font-style="italic" officeooo:rsid="001fb314" style:font-style-asian="italic" style:font-style-complex="italic"/>
    </style:style>
    <style:style style:name="T14" style:family="text">
      <style:text-properties fo:font-style="italic" officeooo:rsid="0032db62" style:font-style-asian="italic" style:font-style-complex="italic"/>
    </style:style>
    <style:style style:name="T15" style:family="text">
      <style:text-properties fo:font-style="italic" officeooo:rsid="00378fe2" style:font-style-asian="italic" style:font-style-complex="italic"/>
    </style:style>
    <style:style style:name="T16" style:family="text">
      <style:text-properties fo:font-style="italic" officeooo:rsid="0036830e" style:font-style-asian="italic" style:font-style-complex="italic"/>
    </style:style>
    <style:style style:name="T17" style:family="text">
      <style:text-properties fo:font-style="italic" officeooo:rsid="0040e3ee" style:font-style-asian="italic" style:font-style-complex="italic"/>
    </style:style>
    <style:style style:name="T18" style:family="text">
      <style:text-properties fo:font-style="italic" officeooo:rsid="004187f7" style:font-style-asian="italic" style:font-style-complex="italic"/>
    </style:style>
    <style:style style:name="T19" style:family="text">
      <style:text-properties fo:font-style="italic" officeooo:rsid="0043677f"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6312d" style:font-style-asian="italic" style:font-weight-asian="normal" style:font-style-complex="italic" style:font-weight-complex="normal"/>
    </style:style>
    <style:style style:name="T22" style:family="text">
      <style:text-properties fo:font-style="italic" fo:font-weight="normal" officeooo:rsid="00296f07" style:font-style-asian="italic" style:font-weight-asian="normal" style:font-style-complex="italic" style:font-weight-complex="normal"/>
    </style:style>
    <style:style style:name="T23" style:family="text">
      <style:text-properties fo:font-style="italic" fo:font-weight="normal" officeooo:rsid="002bbfff"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145678" style:font-style-asian="normal" style:font-style-complex="normal"/>
    </style:style>
    <style:style style:name="T26" style:family="text">
      <style:text-properties fo:font-style="normal" officeooo:rsid="00159292" style:font-style-asian="normal" style:font-style-complex="normal"/>
    </style:style>
    <style:style style:name="T27" style:family="text">
      <style:text-properties fo:font-style="normal" officeooo:rsid="00169ed3" style:font-style-asian="normal" style:font-style-complex="normal"/>
    </style:style>
    <style:style style:name="T28" style:family="text">
      <style:text-properties fo:font-style="normal" officeooo:rsid="0017e8dd" style:font-style-asian="normal" style:font-style-complex="normal"/>
    </style:style>
    <style:style style:name="T29" style:family="text">
      <style:text-properties fo:font-style="normal" officeooo:rsid="00199797" style:font-style-asian="normal" style:font-style-complex="normal"/>
    </style:style>
    <style:style style:name="T30" style:family="text">
      <style:text-properties fo:font-style="normal" officeooo:rsid="001b9d53" style:font-style-asian="normal" style:font-style-complex="normal"/>
    </style:style>
    <style:style style:name="T31" style:family="text">
      <style:text-properties fo:font-style="normal" officeooo:rsid="001c72cd" style:font-style-asian="normal" style:font-style-complex="normal"/>
    </style:style>
    <style:style style:name="T32" style:family="text">
      <style:text-properties fo:font-style="normal" officeooo:rsid="001debb6" style:font-style-asian="normal" style:font-style-complex="normal"/>
    </style:style>
    <style:style style:name="T33" style:family="text">
      <style:text-properties fo:font-style="normal" officeooo:rsid="001fb314" style:font-style-asian="normal" style:font-style-complex="normal"/>
    </style:style>
    <style:style style:name="T34" style:family="text">
      <style:text-properties fo:font-style="normal" officeooo:rsid="00211008" style:font-style-asian="normal" style:font-style-complex="normal"/>
    </style:style>
    <style:style style:name="T35" style:family="text">
      <style:text-properties fo:font-style="normal" officeooo:rsid="00212ebd" style:font-style-asian="normal" style:font-style-complex="normal"/>
    </style:style>
    <style:style style:name="T36" style:family="text">
      <style:text-properties fo:font-style="normal" officeooo:rsid="00225b02" style:font-style-asian="normal" style:font-style-complex="normal"/>
    </style:style>
    <style:style style:name="T37" style:family="text">
      <style:text-properties fo:font-style="normal" officeooo:rsid="00237316"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2623ed" style:font-style-asian="normal" style:font-weight-asian="normal" style:font-style-complex="normal" style:font-weight-complex="normal"/>
    </style:style>
    <style:style style:name="T40" style:family="text">
      <style:text-properties fo:font-style="normal" fo:font-weight="normal" officeooo:rsid="0026312d" style:font-style-asian="normal" style:font-weight-asian="normal" style:font-style-complex="normal" style:font-weight-complex="normal"/>
    </style:style>
    <style:style style:name="T41" style:family="text">
      <style:text-properties fo:font-style="normal" fo:font-weight="normal" officeooo:rsid="00296f07" style:font-style-asian="normal" style:font-weight-asian="normal" style:font-style-complex="normal" style:font-weight-complex="normal"/>
    </style:style>
    <style:style style:name="T42" style:family="text">
      <style:text-properties fo:font-style="normal" fo:font-weight="normal" officeooo:rsid="0029756b" style:font-style-asian="normal" style:font-weight-asian="normal" style:font-style-complex="normal" style:font-weight-complex="normal"/>
    </style:style>
    <style:style style:name="T43" style:family="text">
      <style:text-properties fo:font-style="normal" fo:font-weight="normal" officeooo:rsid="002bbfff" style:font-style-asian="normal" style:font-weight-asian="normal" style:font-style-complex="normal" style:font-weight-complex="normal"/>
    </style:style>
    <style:style style:name="T44" style:family="text">
      <style:text-properties officeooo:rsid="002bbfff"/>
    </style:style>
    <style:style style:name="T45" style:family="text">
      <style:text-properties officeooo:rsid="001453e1"/>
    </style:style>
    <style:style style:name="T46" style:family="text">
      <style:text-properties officeooo:rsid="00199797"/>
    </style:style>
    <style:style style:name="T47" style:family="text">
      <style:text-properties officeooo:rsid="00303f7a"/>
    </style:style>
    <style:style style:name="T48" style:family="text">
      <style:text-properties officeooo:rsid="0031f2b6"/>
    </style:style>
    <style:style style:name="T49" style:family="text">
      <style:text-properties officeooo:rsid="0032db62"/>
    </style:style>
    <style:style style:name="T50" style:family="text">
      <style:text-properties officeooo:rsid="00341cd8"/>
    </style:style>
    <style:style style:name="T51" style:family="text">
      <style:text-properties officeooo:rsid="0034b20b"/>
    </style:style>
    <style:style style:name="T52" style:family="text">
      <style:text-properties officeooo:rsid="0036026e"/>
    </style:style>
    <style:style style:name="T53" style:family="text">
      <style:text-properties officeooo:rsid="0036830e"/>
    </style:style>
    <style:style style:name="T54" style:family="text">
      <style:text-properties officeooo:rsid="00378fe2"/>
    </style:style>
    <style:style style:name="T55" style:family="text">
      <style:text-properties officeooo:rsid="003b0ec0"/>
    </style:style>
    <style:style style:name="T56" style:family="text">
      <style:text-properties officeooo:rsid="003cdec1"/>
    </style:style>
    <style:style style:name="T57" style:family="text">
      <style:text-properties officeooo:rsid="003e9281"/>
    </style:style>
    <style:style style:name="T58" style:family="text">
      <style:text-properties officeooo:rsid="003f940f"/>
    </style:style>
    <style:style style:name="T59" style:family="text">
      <style:text-properties officeooo:rsid="003fccec"/>
    </style:style>
    <style:style style:name="T60" style:family="text">
      <style:text-properties officeooo:rsid="00450e8f"/>
    </style:style>
    <style:style style:name="T61" style:family="text">
      <style:text-properties officeooo:rsid="0047600b"/>
    </style:style>
    <style:style style:name="T62" style:family="text">
      <style:text-properties officeooo:rsid="00476762"/>
    </style:style>
    <style:style style:name="T63" style:family="text">
      <style:text-properties officeooo:rsid="0048fcb0"/>
    </style:style>
    <style:style style:name="T64" style:family="text">
      <style:text-properties officeooo:rsid="004b9e78"/>
    </style:style>
    <style:style style:name="T65" style:family="text">
      <style:text-properties style:font-name="Liberation Sans"/>
    </style:style>
    <style:style style:name="T66" style:family="text">
      <style:text-properties style:font-name="Liberation Sans" fo:font-size="12pt" fo:font-style="normal" fo:font-weight="normal" officeooo:rsid="0049ce83" style:font-size-asian="12pt" style:font-style-asian="normal" style:font-weight-asian="normal" style:font-size-complex="12pt" style:font-style-complex="normal" style:font-weight-complex="normal"/>
    </style:style>
    <style:style style:name="T67" style:family="text">
      <style:text-properties style:font-name="Liberation Sans" fo:font-size="12pt" fo:font-style="normal" fo:font-weight="normal" officeooo:rsid="004ce4e4" style:font-size-asian="12pt" style:font-style-asian="normal" style:font-weight-asian="normal" style:font-size-complex="12pt" style:font-style-complex="normal" style:font-weight-complex="normal"/>
    </style:style>
    <style:style style:name="T68" style:family="text">
      <style:text-properties officeooo:rsid="005398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esumo Sobre O Artigo “</text:span>On Understanding Types, Data Abstraction, and Polymorphism”</text:p>
      <text:p text:style-name="P33"/>
      <text:p text:style-name="P34">Rafael Amauri Diniz Augusto – <text:span text:style-name="T1">651047</text:span></text:p>
      <text:p text:style-name="P34"/>
      <text:p text:style-name="P35">Outubro de 2021</text:p>
      <text:p text:style-name="P35"/>
      <text:p text:style-name="P35"/>
      <text:p text:style-name="P36"/>
      <text:p text:style-name="P35">Resumo</text:p>
      <text:p text:style-name="P1"/>
      <text:p text:style-name="P1"/>
      <text:p text:style-name="P37"><text:span text:style-name="T1">O objetivo deste artigo é p</text:span><text:span text:style-name="T11">rover</text:span><text:span text:style-name="T1"> uma compreensão breve do artigo </text:span><text:span text:style-name="T4">On Understanding Types, Data Abstraction, and Polymorphism </text:span><text:span text:style-name="T3">de Luca Cardelli e Peter Wegner. </text:span><text:span text:style-name="T5">Para tal fim, pretendo falar sobre tipos de dados e tipos de polimorfismo, explorar cada um dos tipos de polimorfismo, citar suas vantagens e desvantagens e falar sobre a história do polimorfismo. </text:span><text:span text:style-name="T6">Também </text:span><text:span text:style-name="T7">falaremos</text:span><text:span text:style-name="T6"> sobre a linguagem Fun e o Cálculo Lambda.</text:span></text:p>
      <text:p text:style-name="P38"/>
      <text:p text:style-name="P9"/>
      <text:p text:style-name="P6"><text:span text:style-name="T45">P</text:span>arte 1 - Dados</text:p>
      <text:p text:style-name="P10"/>
      <text:p text:style-name="P13"><text:span text:style-name="T24">Nes</text:span><text:span text:style-name="T25">ta parte</text:span><text:span text:style-name="T24"> o autor fala sobre a história da tipagem em linguagens de programação e como a incorporação de </text:span><text:span text:style-name="T25">tipagem foi desenvolvida ao longo do tempo.</text:span></text:p>
      <text:p text:style-name="P20"/>
      <text:p text:style-name="P14"><text:span text:style-name="T24">Podemos pensar em um pedaço de memória como um arranjo de bits sem nenhuma regra que diz como eles podem interagir uns com os outros. </text:span><text:span text:style-name="T26">C</text:span><text:span text:style-name="T24">om tipagem, a forma como esses bits interagem uns com os outros é determinada por um conjunto de regras, </text:span><text:span text:style-name="T26">e isso garante consistência entre essas interações. Outro motivo é padronizar quais as características de cada tipo em uma linguagem para evitar interpretações errôneas. Caso, por exemplo, uma variável de tipo float seja interpretada como sendo uma de tipo string, as consequências para a execução do programa seriam desastrosas. Logo, ter essa garantia de que a variável continuará </text:span><text:span text:style-name="T27">consistente é fundamental para o funcionamento correto do programa.</text:span></text:p>
      <text:p text:style-name="P21"/>
      <text:p text:style-name="P15"><text:span text:style-name="T24">Por causa disso, tipagem foi integrada às linguagens de programação para proteger o programador e aumentar sua produtividade,</text:span><text:span text:style-name="T29"> e isso pode ser visto bem claramente em linguagens com tipagem estática, como C, C++ e Java</text:span><text:span text:style-name="T24">. Até mesmo linguagens </text:span><text:span text:style-name="T28">como Python e Ruby</text:span><text:span text:style-name="T24"> que deixam implícita </text:span><text:span text:style-name="T29">a tipagem </text:span><text:span text:style-name="T28">e a escondem do programador ainda fazem todo o trabalho por detrás dos panos </text:span><text:span text:style-name="T29">para proteger a aplicação e o programador.</text:span></text:p>
      <text:p text:style-name="P22"/>
      <text:p text:style-name="P7"/>
      <text:p text:style-name="P7"><text:soft-page-break/></text:p>
      <text:p text:style-name="P3"><text:span text:style-name="T46">P</text:span>arte 2 – Tipos de Polimorfismo</text:p>
      <text:p text:style-name="P8"/>
      <text:p text:style-name="P8"/>
      <text:p text:style-name="P16"><text:span text:style-name="T24">São chamadas de monomórficas as linguagens que consideram que cada variável, uma vez declarada, deve ser </text:span><text:span text:style-name="T30">exclusivamente de um tipo e interagir só com aquele tipo, e que uma determinada função só pode </text:span><text:span text:style-name="T31">receber como parâmetro determinado tipo de variável. Em contraponto às linguagens monomórficas, existem as linguagens polimórficas, e dentro das próprias linguagens polimórficas existem diferentes tipos de polimorfismo.</text:span></text:p>
      <text:p text:style-name="P23"/>
      <text:p text:style-name="P17"><text:span text:style-name="T32">D</text:span><text:span text:style-name="T24">entro das linguagens polimórficas o autor apresenta duas grandes estratégias: polimorfismo universal e polimorfismo </text:span><text:span text:style-name="T12">Ad-hoc</text:span><text:span text:style-name="T24">.</text:span></text:p>
      <text:p text:style-name="P23"/>
      <text:p text:style-name="P18"><text:span text:style-name="T34">Dentro de p</text:span><text:span text:style-name="T35">olimorfismo universal</text:span><text:span text:style-name="T34"> </text:span><text:span text:style-name="T36">existem duas principais estratégias: O </text:span><text:span text:style-name="T34">p</text:span><text:span text:style-name="T32">olimorfismo paramétrico, por exemplo, permite que funções trabalhem com tipos próximos de dados. </text:span><text:span text:style-name="T36">Já o polimorfismo por inclusion </text:span><text:span text:style-name="T37">apresenta conceitos como herança, que permite que dados façam parte de várias classes ao mesmo tempo.</text:span></text:p>
      <text:p text:style-name="P24"/>
      <text:p text:style-name="P18"><text:span text:style-name="T33">Já o polimorfismo </text:span><text:span text:style-name="T13">Ad-Hoc </text:span><text:span text:style-name="T39">tem duas principais estratégias: O polimorfismo </text:span><text:span text:style-name="T21">overloading</text:span><text:span text:style-name="T40"> e </text:span><text:span text:style-name="T21">coercion</text:span><text:span text:style-name="T40">. Overloading é um tipo de polimorfismo que permite que funções </text:span><text:span text:style-name="T41">de mesmo nome recebam parâmetros de diferentes tipos, já o polimorfismo de </text:span><text:span text:style-name="T22">coercion </text:span><text:span text:style-name="T41">permite que variáveis de tipos semelhantes possam ser passadas para a mesma função, mesmo sendo de um tipo diferente do que a função recebe. Um exemplo disso seria a linguagem C, que aceita que variáveis do tipo </text:span><text:span text:style-name="T22">short</text:span><text:span text:style-name="T41"> sejam passadas para funções que só aceitam </text:span><text:span text:style-name="T22">int</text:span><text:span text:style-name="T41">, por exemplo. O autor também explora que o polimorfismo de </text:span><text:span text:style-name="T22">coercion</text:span><text:span text:style-name="T41"> não se restringe a parâmetros de funções, e </text:span><text:span text:style-name="T42">também</text:span><text:span text:style-name="T41"> pode ser aplicado a operações; </text:span><text:span text:style-name="T42">Ao fazer uma soma de um númeral inteiro com um número fracionário, o resultado será um número fracionário. </text:span></text:p>
      <text:p text:style-name="P25"/>
      <text:p text:style-name="P19"><text:span text:style-name="T42">E</text:span><text:span text:style-name="T38">mbora todos sejam tipos de polimorfismo, o autor argumenta que polimorfismo </text:span><text:span text:style-name="T20">Ad-Hoc</text:span><text:span text:style-name="T38"> é um tipo de “pseudo-polimorfismo”, já que o funcionamento por debaixo dos panos tanto de </text:span><text:span text:style-name="T20">overloading</text:span><text:span text:style-name="T38"> e </text:span><text:span text:style-name="T20">coercion</text:span><text:span text:style-name="T38"> é que, ao invés de um valor ter vários tipos, na verdade são vários tipos sendo entendidos como sendo do mesmo valor. Por exemplo, em </text:span><text:span text:style-name="T20">overloading</text:span><text:span text:style-name="T38">, a função pode ter o mesmo nome e receber parâmetros diferentes no código fonte, mas quanto o compilador compila para código de máquina, cada função vai ter um identificador diferente. Já em </text:span><text:span text:style-name="T20">coercion</text:span><text:span text:style-name="T38">, o operador envolvido na operação precisa primeiro converter um dos operandos para outro tipo antes de realizar a operação.</text:span></text:p>
      <text:p text:style-name="P26"/>
      <text:p text:style-name="P19"><text:span text:style-name="T38">Já o polimorfismo universal é entendido pelo autor como sendo “</text:span><text:span text:style-name="T43">true polymorphism”, já que envolve variáveis pertencendo a vários tipos. Dentro desses, o autor argumenta que polimorfismo paramétrico é a forma mais pura de polimorfismo, pois ela permite que o mesmo objeto ou função pode ser usado uniformemente sem mudanças, </text:span><text:span text:style-name="T23">coercions </text:span><text:span text:style-name="T43">ou qualquer outra alteração em runtime. Em outras palavras, sem “adaptações”.</text:span></text:p>
      <text:p text:style-name="P27"/>
      <text:p text:style-name="P11"><text:soft-page-break/></text:p>
      <text:p text:style-name="P4">Parte <text:span text:style-name="T44">3 – </text:span>Evolução da Tipagem nas Linguagens de Programação</text:p>
      <text:p text:style-name="P4"/>
      <text:p text:style-name="P12"/>
      <text:p text:style-name="P28">Nas primeiras linguagens de programação, variáveis <text:span text:style-name="T47">numéricas eram interpretadas como sendo de um único tipo. Foi a linguagem FORTRAN que desencadeou a ideia de ter dois tipo numéricos diferentes: inteiros para números sem casas decimais e reais para números com casas decimais, embora a estratégia para essa diferenciação pode ser considerada interessante – a primeira letra da variável indica se a variável será do tipo real ou inteiro.</text:span></text:p>
      <text:p text:style-name="P28"/>
      <text:p text:style-name="P29">A linguagem Algol 60 se aproveitou das vantagens <text:span text:style-name="T48">dessa separação e introduziu outra forma de fazer esta distinção, </text:span><text:span text:style-name="T49">dessa vez com uma </text:span><text:span text:style-name="T14">keyword </text:span><text:span text:style-name="T49">reservada </text:span><text:span text:style-name="T50">para essa definição. </text:span><text:span text:style-name="T51">Após ela, outras linguagens notáveis da época a usar a mesma estratégia eram Pascal, Algol 68, </text:span><text:span text:style-name="T52">PL/I </text:span><text:span text:style-name="T51"><text:s/>e Simula. </text:span><text:span text:style-name="T53">PL/I em especial avançou o conceito de tipagem ainda mais ao introduzir </text:span><text:span text:style-name="T16">keywords</text:span><text:span text:style-name="T53"> para diversos </text:span><text:span text:style-name="T54">tipos, como arrays, ponteiros e </text:span><text:span text:style-name="T15">records</text:span><text:span text:style-name="T54">.<text:line-break/></text:span></text:p>
      <text:p text:style-name="P30">Além dessas citadas, o autor explora a contribuição individual de várias outras linguagens das décadas de 1960 e 1970.</text:p>
      <text:p text:style-name="P30"/>
      <text:p text:style-name="P30"/>
      <text:p text:style-name="P5">Parte <text:span text:style-name="T55">4</text:span><text:span text:style-name="T44"> – </text:span><text:span text:style-name="T56">Cálculo Lambda e a Linguagem Fun</text:span></text:p>
      <text:p text:style-name="P5"/>
      <text:p text:style-name="P5"/>
      <text:p text:style-name="P31"><text:span text:style-name="T57">O autor também explora </text:span><text:span text:style-name="T58">o</text:span><text:span text:style-name="T57"> cálculo Lambda, </text:span><text:span text:style-name="T58">que é uma forma de programação onde as variáveis e funções podem suportar diversos tipos de estruturas. </text:span><text:span text:style-name="T59">Por causa disso, uma função pode </text:span><text:span text:style-name="T60">inclusive </text:span><text:span text:style-name="T59">ser usada como uma variável dentro de si mesma, por exemplo: </text:span><text:span text:style-name="T17">funcao</text:span><text:span text:style-name="T19">1</text:span><text:span text:style-name="T17">(funcao</text:span><text:span text:style-name="T19">1</text:span><text:span text:style-name="T18">(y)).</text:span></text:p>
      <text:p text:style-name="P39"/>
      <text:p text:style-name="P31"><text:span text:style-name="T62">O autor também elabora como e</text:span><text:span text:style-name="T61">ssa forma de interpretação </text:span><text:span text:style-name="T63">consegue operar sobre diferentes <text:s/>tipos de objetos, e por isso é muito importante que durante a execução do programa o compilador faça todas as conversões necessárias.</text:span></text:p>
      <text:p text:style-name="P31"/>
      <text:p text:style-name="P32">Para aliviar um pouco o trabalho do compilador e consequentemente aumentar a performance do programa, surge a ideia de cálculo lambda tipado. Essa ideia tem diversas vantagens, como obfuscar menos a lógica do programa, dar um ganho de performance para o compilador e impedir o programa de rodar <text:span text:style-name="T64">equações impossíveis.<text:line-break/></text:span></text:p>
      <text:p text:style-name="P40"><text:span text:style-name="T9">O</text:span><text:span text:style-name="T66">utra forma de evitar erros no código é como a l</text:span><text:span text:style-name="T67">í</text:span><text:span text:style-name="T66">ngua Fun, criada pelos autores do artigo. </text:span><text:span text:style-name="T67">Fun</text:span><text:span text:style-name="T66"> </text:span><text:span text:style-name="T65">é uma linguagem de programação baseada em cálculo lambda (λ) que junta a</text:span></text:p>
      <text:p text:style-name="P41">tipagem lambda, com capacidade de modelar polimorfismo e OOP(Object Oriented</text:p>
      <text:p text:style-name="P41">Language). Esta linguagem encapsula conceitos já citados anteriormente.</text:p>
      <text:p text:style-name="P41"/>
      <text:p text:style-name="P41"><text:soft-page-break/>Características da linguagem:</text:p>
      <text:p text:style-name="P41"/>
      <text:p text:style-name="P41">* Possui tipagem e também pode funcionar sem fazer tipagem explícita.</text:p>
      <text:p text:style-name="P41">* Tipos parametrizados</text:p>
      <text:p text:style-name="P41">* Abstração de tipos</text:p>
      <text:p text:style-name="P41">* Herança</text:p>
      <text:p text:style-name="P42">* Cinco tipos <text:span text:style-name="T68">primitivos</text:span> diferent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4T15:49:30.761501451</meta:creation-date>
    <dc:date>2021-10-29T00:16:14.579519128</dc:date>
    <meta:editing-duration>PT5H8M57S</meta:editing-duration>
    <meta:editing-cycles>45</meta:editing-cycles>
    <meta:generator>LibreOffice/7.1.6.2.0$Linux_X86_64 LibreOffice_project/10$Build-2</meta:generator>
    <meta:document-statistic meta:table-count="0" meta:image-count="0" meta:object-count="0" meta:page-count="4" meta:paragraph-count="33" meta:word-count="1088" meta:character-count="6916" meta:non-whitespace-character-count="5851"/>
  </office:meta>
</office:document-meta>
</file>